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#eeeeee">
        <style:background-image/>
      </style:table-properties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5.583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2.725cm"/>
    </style:style>
    <style:style style:name="Table1.1" style:family="table-row">
      <style:table-row-properties style:min-row-height="1.296cm"/>
    </style:style>
    <style:style style:name="Table1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1.D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1.2" style:family="table-row">
      <style:table-row-properties style:row-height="3.53cm" fo:keep-together="always"/>
    </style:style>
    <style:style style:name="Table1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1.D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1.3" style:family="table-row">
      <style:table-row-properties style:row-height="3.53cm"/>
    </style:style>
    <style:style style:name="Table1.4" style:family="table-row">
      <style:table-row-properties style:row-height="3.53cm"/>
    </style:style>
    <style:style style:name="Table1.5" style:family="table-row">
      <style:table-row-properties style:row-height="3.53cm"/>
    </style:style>
    <style:style style:name="Table1.6" style:family="table-row">
      <style:table-row-properties style:row-height="3.53cm"/>
    </style:style>
    <style:style style:name="P1" style:family="paragraph" style:parent-style-name="Table_20_Contents"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9729e" officeooo:paragraph-rsid="0029729e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69081d" officeooo:paragraph-rsid="0069081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4eb77e" officeooo:paragraph-rsid="004eb77e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4fbfd5" officeooo:paragraph-rsid="004fbfd5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0b8be" officeooo:paragraph-rsid="0050b8be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2667c" officeooo:paragraph-rsid="0052667c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Table_20_Contents"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text-align="end" style:justify-single-word="false"/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fo:color="#666666" fo:font-size="10pt" fo:font-style="italic" style:text-underline-style="none" officeooo:rsid="0029729e" officeooo:paragraph-rsid="0029729e" style:font-size-asian="10pt" style:font-style-asian="italic" style:font-size-complex="10pt" style:font-style-complex="italic"/>
    </style:style>
    <style:style style:name="P13" style:family="paragraph" style:parent-style-name="Table_20_Contents">
      <style:text-properties officeooo:paragraph-rsid="0029729e"/>
    </style:style>
    <style:style style:name="P14" style:family="paragraph" style:parent-style-name="Table_20_Contents">
      <style:text-properties officeooo:rsid="0029729e" officeooo:paragraph-rsid="0029729e"/>
    </style:style>
    <style:style style:name="P15" style:family="paragraph" style:parent-style-name="Table_20_Contents">
      <style:paragraph-properties fo:text-align="end" style:justify-single-word="false"/>
      <style:text-properties officeooo:rsid="0029729e" officeooo:paragraph-rsid="0029729e"/>
    </style:style>
    <style:style style:name="P16" style:family="paragraph" style:parent-style-name="Standard">
      <style:text-properties officeooo:paragraph-rsid="0029729e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1f7ae" officeooo:paragraph-rsid="0061f7ae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c4ab6" officeooo:paragraph-rsid="006c4ab6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6c649" officeooo:paragraph-rsid="007c1203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bold" officeooo:rsid="007475a7" officeooo:paragraph-rsid="007475a7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58188" officeooo:paragraph-rsid="008c9298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58188" officeooo:paragraph-rsid="0092f690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3a75b" officeooo:paragraph-rsid="0092f690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bold" officeooo:rsid="007475a7" officeooo:paragraph-rsid="0092f690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officeooo:rsid="007a67f3"/>
    </style:style>
    <style:style style:name="T2" style:family="text">
      <style:text-properties officeooo:rsid="00551cd5"/>
    </style:style>
    <style:style style:name="T3" style:family="text">
      <style:text-properties officeooo:rsid="005b5db3"/>
    </style:style>
    <style:style style:name="T4" style:family="text">
      <style:text-properties officeooo:rsid="00619fe4"/>
    </style:style>
    <style:style style:name="T5" style:family="text">
      <style:text-properties officeooo:rsid="006476a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699d87" style:font-weight-asian="bold" style:font-weight-complex="bold"/>
    </style:style>
    <style:style style:name="T8" style:family="text">
      <style:text-properties fo:font-weight="bold" officeooo:rsid="006a90d1" style:font-weight-asian="bold" style:font-weight-complex="bold"/>
    </style:style>
    <style:style style:name="T9" style:family="text">
      <style:text-properties fo:font-weight="bold" officeooo:rsid="007c1203" style:font-weight-asian="bold" style:font-weight-complex="bold"/>
    </style:style>
    <style:style style:name="T10" style:family="text">
      <style:text-properties fo:font-weight="bold" officeooo:rsid="0092f690" style:font-weight-asian="bold" style:font-weight-complex="bold"/>
    </style:style>
    <style:style style:name="T11" style:family="text">
      <style:text-properties officeooo:rsid="0067f5c5"/>
    </style:style>
    <style:style style:name="T12" style:family="text">
      <style:text-properties officeooo:rsid="00699d87"/>
    </style:style>
    <style:style style:name="T13" style:family="text">
      <style:text-properties officeooo:rsid="006a90d1"/>
    </style:style>
    <style:style style:name="T14" style:family="text">
      <style:text-properties officeooo:rsid="00702a5a"/>
    </style:style>
    <style:style style:name="T15" style:family="text">
      <style:text-properties officeooo:rsid="0071cc0d"/>
    </style:style>
    <style:style style:name="T16" style:family="text">
      <style:text-properties officeooo:rsid="007475a7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75f154" style:font-weight-asian="normal" style:font-weight-complex="normal"/>
    </style:style>
    <style:style style:name="T19" style:family="text">
      <style:text-properties fo:font-weight="normal" officeooo:rsid="0092f690" style:font-weight-asian="normal" style:font-weight-complex="normal"/>
    </style:style>
    <style:style style:name="T20" style:family="text">
      <style:text-properties fo:font-weight="normal" officeooo:rsid="00940237" style:font-weight-asian="normal" style:font-weight-complex="normal"/>
    </style:style>
    <style:style style:name="T21" style:family="text">
      <style:text-properties fo:font-weight="normal" officeooo:rsid="0094eea6" style:font-weight-asian="normal" style:font-weight-complex="normal"/>
    </style:style>
    <style:style style:name="T22" style:family="text">
      <style:text-properties officeooo:rsid="00795062"/>
    </style:style>
    <style:style style:name="T23" style:family="text">
      <style:text-properties officeooo:rsid="007bda92"/>
    </style:style>
    <style:style style:name="T24" style:family="text">
      <style:text-properties officeooo:rsid="007c1203"/>
    </style:style>
    <style:style style:name="T25" style:family="text">
      <style:text-properties officeooo:rsid="007db1b9"/>
    </style:style>
    <style:style style:name="T26" style:family="text">
      <style:text-properties officeooo:rsid="007f0424"/>
    </style:style>
    <style:style style:name="T27" style:family="text">
      <style:text-properties officeooo:rsid="007ff99c"/>
    </style:style>
    <style:style style:name="T28" style:family="text">
      <style:text-properties officeooo:rsid="008464e1"/>
    </style:style>
    <style:style style:name="T29" style:family="text">
      <style:text-properties officeooo:rsid="0089b1c7"/>
    </style:style>
    <style:style style:name="T30" style:family="text">
      <style:text-properties officeooo:rsid="008a77da"/>
    </style:style>
    <style:style style:name="T31" style:family="text">
      <style:text-properties officeooo:rsid="008c2de6"/>
    </style:style>
    <style:style style:name="T32" style:family="text">
      <style:text-properties officeooo:rsid="009025f4"/>
    </style:style>
    <style:style style:name="T33" style:family="text">
      <style:text-properties officeooo:rsid="0090f41d"/>
    </style:style>
    <style:style style:name="T34" style:family="text">
      <style:text-properties officeooo:rsid="0092f6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TAG</text:p>
          </table:table-cell>
          <table:table-cell table:style-name="Table1.A1" office:value-type="string">
            <text:p text:style-name="P4">INHALT</text:p>
          </table:table-cell>
          <table:table-cell table:style-name="Table1.A1" office:value-type="string">
            <text:p text:style-name="P4">ARBEITSZEIT</text:p>
          </table:table-cell>
          <table:table-cell table:style-name="Table1.D1" office:value-type="string">
            <text:p text:style-name="P4">ORT</text:p>
          </table:table-cell>
        </table:table-row>
        <table:table-row table:style-name="Table1.2">
          <table:table-cell table:style-name="Table1.A2" office:value-type="string">
            <text:p text:style-name="P5">2016/<text:span text:style-name="T23">02/</text:span>01– MONTAG</text:p>
          </table:table-cell>
          <table:table-cell table:style-name="Table1.A2" office:value-type="string">
            <text:p text:style-name="P19"><text:span text:style-name="T9">SONSTIGES: </text:span><text:span text:style-name="T24">Vortrag gehalten und Vorträge angehört.</text:span></text:p>
            <text:p text:style-name="P19"><text:span text:style-name="T6">AZUBIRUNDE:</text:span> Nichts <text:span text:style-name="T11">N</text:span>ennenswertes.</text:p>
          </table:table-cell>
          <table:table-cell table:style-name="Table1.A2" office:value-type="string">
            <text:p text:style-name="P6">0<text:span text:style-name="T4">658</text:span> – 1<text:span text:style-name="T25">620</text:span></text:p>
          </table:table-cell>
          <table:table-cell table:style-name="Table1.D2" office:value-type="string">
            <text:p text:style-name="P8">HZB</text:p>
          </table:table-cell>
        </table:table-row>
        <table:table-row table:style-name="Table1.3">
          <table:table-cell table:style-name="Table1.A2" office:value-type="string">
            <text:p text:style-name="P4">2016/0<text:span text:style-name="T23">2/02</text:span> – DIENSTAG</text:p>
          </table:table-cell>
          <table:table-cell table:style-name="Table1.A2" office:value-type="string">
            <text:p text:style-name="P17"><text:span text:style-name="T6">CISCO:</text:span> <text:span text:style-name="T12">Chapter</text:span> <text:span text:style-name="T27">5 erneut</text:span> gelesen.</text:p>
            <text:p text:style-name="P23"><text:span text:style-name="T10">SCHULE: </text:span><text:span text:style-name="T13">An Präsentationen für Schule gearbeitet.</text:span></text:p>
          </table:table-cell>
          <table:table-cell table:style-name="Table1.A2" office:value-type="string">
            <text:p text:style-name="P7">0<text:span text:style-name="T26">658</text:span> – <text:span text:style-name="T5">1542</text:span></text:p>
          </table:table-cell>
          <table:table-cell table:style-name="Table1.D2" office:value-type="string">
            <text:p text:style-name="P8">HZB</text:p>
          </table:table-cell>
        </table:table-row>
        <table:table-row table:style-name="Table1.4">
          <table:table-cell table:style-name="Table1.A2" office:value-type="string">
            <text:p text:style-name="P4">2016/0<text:span text:style-name="T23">2/03</text:span> – MITTWOCH</text:p>
          </table:table-cell>
          <table:table-cell table:style-name="Table1.A2" office:value-type="string">
            <text:p text:style-name="P21"><text:span text:style-name="T6">CISCO</text:span><text:span text:style-name="T7">:</text:span> <text:span text:style-name="T31">Chapter 6 gelesen.</text:span></text:p>
            <text:p text:style-name="P21"><text:span text:style-name="T31">Chapter</text:span> <text:span text:style-name="T28">5 + 6 Examen durchlaufen</text:span>.</text:p>
            <text:p text:style-name="P22"><text:span text:style-name="T10">SCHULE: </text:span><text:span text:style-name="T13">ITS Präsentation vorbereitet</text:span>.</text:p>
          </table:table-cell>
          <table:table-cell table:style-name="Table1.A2" office:value-type="string">
            <text:p text:style-name="P9">0<text:span text:style-name="T5">659</text:span> – <text:span text:style-name="T5">1543</text:span></text:p>
          </table:table-cell>
          <table:table-cell table:style-name="Table1.D2" office:value-type="string">
            <text:p text:style-name="P8">HZB</text:p>
          </table:table-cell>
        </table:table-row>
        <table:table-row table:style-name="Table1.5">
          <table:table-cell table:style-name="Table1.A2" office:value-type="string">
            <text:p text:style-name="P4">2016/0<text:span text:style-name="T23">2/04</text:span> – DONNERSTAG</text:p>
          </table:table-cell>
          <table:table-cell table:style-name="Table1.A2" office:value-type="string">
            <text:p text:style-name="P18"><text:span text:style-name="T6">CISCO:</text:span> <text:span text:style-name="T30">Chapter 7 gelesen.</text:span></text:p>
            <text:p text:style-name="P18"><text:span text:style-name="T6">SONSTIGES:</text:span> <text:span text:style-name="T29">Laptop für Lync/Sky vorbereitet.</text:span></text:p>
          </table:table-cell>
          <table:table-cell table:style-name="Table1.A2" office:value-type="string">
            <text:p text:style-name="P9">0<text:span text:style-name="T32">700 </text:span>– <text:span text:style-name="T14">1543</text:span></text:p>
          </table:table-cell>
          <table:table-cell table:style-name="Table1.D2" office:value-type="string">
            <text:p text:style-name="P8">HZB</text:p>
          </table:table-cell>
        </table:table-row>
        <table:table-row table:style-name="Table1.6">
          <table:table-cell table:style-name="Table1.A2" office:value-type="string">
            <text:p text:style-name="P4">2016/0<text:span text:style-name="T23">2/05</text:span> – FREITAG</text:p>
          </table:table-cell>
          <table:table-cell table:style-name="Table1.A2" office:value-type="string">
            <text:p text:style-name="P20">CISCO: <text:span text:style-name="T18">Chapter 5 gelesen.</text:span></text:p>
            <text:p text:style-name="P24">SONSTIGES: <text:span text:style-name="T19">An Lync/Sky Projekt gearbeitet – </text:span><text:span text:style-name="T20">Programme installiert.</text:span></text:p>
            <text:p text:style-name="P24"><text:span text:style-name="T34">SCHULE:</text:span> <text:span text:style-name="T19">An </text:span><text:span text:style-name="T21">UF Präsentation gearbeitet.</text:span></text:p>
          </table:table-cell>
          <table:table-cell table:style-name="Table1.A2" office:value-type="string">
            <text:p text:style-name="P9">0<text:span text:style-name="T33">658</text:span> – <text:span text:style-name="T22">1542</text:span></text:p>
          </table:table-cell>
          <table:table-cell table:style-name="Table1.D2" office:value-type="string">
            <text:p text:style-name="P8">HZB</text:p>
          </table:table-cell>
        </table:table-row>
      </table:table>
      <text:p text:style-name="P16"><text:soft-page-break/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5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5.A" style:family="table-column">
      <style:table-column-properties style:column-width="5.533cm" style:rel-column-width="3137*"/>
    </style:style>
    <style:style style:name="Table5.C" style:family="table-column">
      <style:table-column-properties style:column-width="5.934cm" style:rel-column-width="3364*"/>
    </style:style>
    <style:style style:name="Table5.A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5.C1" style:family="table-cell">
      <style:table-cell-properties style:vertical-align="middle" fo:background-color="#eeeeee" fo:padding="0.097cm" fo:border="0.05pt solid #b2b2b2">
        <style:background-image/>
      </style:table-cell-properties>
    </style:style>
    <style:style style:name="Table5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5.C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SIGN" style:family="table">
      <style:table-properties style:width="17cm" table:align="margins"/>
    </style:style>
    <style:style style:name="SIGN.A" style:family="table-column">
      <style:table-column-properties style:column-width="5.667cm" style:rel-column-width="21845*"/>
    </style:style>
    <style:style style:name="SIGN.A1" style:family="table-cell">
      <style:table-cell-properties fo:padding="0.097cm" fo:border-left="none" fo:border-right="none" fo:border-top="none" fo:border-bottom="0.05pt solid #000000"/>
    </style:style>
    <style:style style:name="SIGN.B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none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5cm" style:rel-column-width="17345*"/>
    </style:style>
    <style:style style:name="Table4.B" style:family="table-column">
      <style:table-column-properties style:column-width="8.001cm" style:rel-column-width="30843*"/>
    </style:style>
    <style:style style:name="Table4.C" style:family="table-column">
      <style:table-column-properties style:column-width="4.5cm" style:rel-column-width="17347*"/>
    </style:style>
    <style:style style:name="Table4.A1" style:family="table-cell">
      <style:table-cell-properties fo:padding="0.097cm" fo:border="none"/>
    </style:style>
    <style:style style:name="MP1" style:family="paragraph" style:parent-style-name="Table_20_Contents"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Standard">
      <style:text-properties officeooo:paragraph-rsid="0029729e"/>
    </style:style>
    <style:style style:name="MP5" style:family="paragraph" style:parent-style-name="Table_20_Contents"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MP7" style:family="paragraph" style:parent-style-name="Table_20_Contents">
      <style:text-properties officeooo:paragraph-rsid="0029729e"/>
    </style:style>
    <style:style style:name="MP8" style:family="paragraph" style:parent-style-name="Table_20_Contents">
      <style:text-properties officeooo:rsid="0029729e" officeooo:paragraph-rsid="0029729e"/>
    </style:style>
    <style:style style:name="MP9" style:family="paragraph" style:parent-style-name="Table_20_Contents">
      <style:paragraph-properties fo:text-align="center" style:justify-single-word="false"/>
      <style:text-properties fo:color="#666666" fo:font-size="10pt" fo:font-style="italic" style:text-underline-style="none" officeooo:rsid="0029729e" officeooo:paragraph-rsid="0029729e" style:font-size-asian="10pt" style:font-style-asian="italic" style:font-size-complex="10pt" style:font-style-complex="italic"/>
    </style:style>
    <style:style style:name="MP10" style:family="paragraph" style:parent-style-name="Table_20_Contents">
      <style:paragraph-properties fo:text-align="end" style:justify-single-word="false"/>
      <style:text-properties officeooo:rsid="0029729e" officeooo:paragraph-rsid="0029729e"/>
    </style:style>
    <style:style style:name="MT1" style:family="text">
      <style:text-properties officeooo:rsid="007a67f3"/>
    </style:style>
    <style:style style:name="MT2" style:family="text">
      <style:text-properties officeooo:rsid="00551cd5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5" table:style-name="Table5">
          <table:table-column table:style-name="Table5.A" table:number-columns-repeated="2"/>
          <table:table-column table:style-name="Table5.C"/>
          <table:table-row>
            <table:table-cell table:style-name="Table5.A1" office:value-type="string">
              <text:p text:style-name="MP1">ZEEB, CHARLOTTE</text:p>
            </table:table-cell>
            <table:table-cell table:style-name="Table5.A1" table:number-rows-spanned="2" office:value-type="string">
              <text:p text:style-name="MP2">HELMHOLTZ-ZENTRUM BERLIN</text:p>
            </table:table-cell>
            <table:table-cell table:style-name="Table5.C1" office:value-type="string">
              <text:p text:style-name="MP3">1. SEMESTER</text:p>
            </table:table-cell>
          </table:table-row>
          <table:table-row>
            <table:table-cell table:style-name="Table5.A2" office:value-type="string">
              <text:p text:style-name="MP1">2016/0<text:span text:style-name="MT1">2</text:span>/<text:span text:style-name="MT1">01</text:span> – 2016/0<text:span text:style-name="MT1">2</text:span>/<text:span text:style-name="MT1">05</text:span></text:p>
            </table:table-cell>
            <table:covered-table-cell/>
            <table:table-cell table:style-name="Table5.C2" office:value-type="string">
              <text:p text:style-name="MP3"><text:span text:style-name="MT2">KW 06</text:span> 2016</text:p>
            </table:table-cell>
          </table:table-row>
        </table:table>
        <text:p text:style-name="Header"/>
      </style:header>
      <style:footer>
        <text:p text:style-name="MP4"/>
        <text:p text:style-name="MP4"/>
        <text:p text:style-name="MP4"/>
        <text:p text:style-name="MP4"/>
        <table:table table:name="SIGN" table:style-name="SIGN">
          <table:table-column table:style-name="SIGN.A" table:number-columns-repeated="3"/>
          <table:table-row>
            <table:table-cell table:style-name="SIGN.A1" office:value-type="string">
              <text:p text:style-name="Table_20_Contents"/>
            </table:table-cell>
            <table:table-cell table:style-name="SIGN.B1" office:value-type="string">
              <text:p text:style-name="Table_20_Contents"/>
            </table:table-cell>
            <table:table-cell table:style-name="SIGN.A1" office:value-type="string">
              <text:p text:style-name="Table_20_Contents"/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5">Unterschrift Ausbilder</text:p>
            </table:table-cell>
            <table:table-cell table:style-name="Table3.A1" office:value-type="string">
              <text:p text:style-name="MP6">Unterschrift Auszubildender</text:p>
            </table:table-cell>
          </table:table-row>
        </table:table>
        <text:p text:style-name="MP4"/>
        <text:p text:style-name="MP4"/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7"/>
            </table:table-cell>
            <table:table-cell table:style-name="Table2.B1" office:value-type="string">
              <text:p text:style-name="MP7"/>
            </table:table-cell>
            <table:table-cell table:style-name="Table2.A1" office:value-type="string">
              <text:p text:style-name="MP7"/>
            </table:table-cell>
          </table:table-row>
        </table:table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MP8"/>
            </table:table-cell>
            <table:table-cell table:style-name="Table4.A1" office:value-type="string">
              <text:p text:style-name="MP9">Unterschrift Klassenlehrer/Außerbetriebliche Fortbildung</text:p>
            </table:table-cell>
            <table:table-cell table:style-name="Table4.A1" office:value-type="string">
              <text:p text:style-name="MP10"/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Left_20_Page" style:display-name="Left Page" style:page-layout-name="Mpm3" style:next-style-name="Right_20_Page">
      <style:footer>
        <text:p text:style-name="Footer"/>
      </style:footer>
    </style:master-page>
    <style:master-page style:name="Right_20_Page" style:display-name="Right Page" style:page-layout-name="Mpm4" style:next-style-name="Left_20_Page">
      <style:footer>
        <text:p text:style-name="Footer"/>
      </style:footer>
    </style:master-page>
    <style:master-page style:name="Envelope" style:page-layout-name="Mpm5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  <style:master-page style:name="HTML" style:page-layout-name="Mpm6">
      <style:footer>
        <text:p text:style-name="Footer"/>
      </style:footer>
    </style:master-page>
    <style:master-page style:name="Footnote" style:page-layout-name="Mpm7">
      <style:footer>
        <text:p text:style-name="Footer"/>
      </style:footer>
    </style:master-page>
    <style:master-page style:name="Endnote" style:page-layout-name="Mpm7">
      <style:footer>
        <text:p text:style-name="Footer"/>
      </style:footer>
    </style:master-page>
    <style:master-page style:name="Landscape" style:page-layout-name="Mpm8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7:09:17.545175605</meta:creation-date>
    <meta:editing-duration>PT10H31M31S</meta:editing-duration>
    <meta:editing-cycles>102</meta:editing-cycles>
    <meta:generator>LibreOffice/5.0.4.2$Linux_X86_64 LibreOffice_project/00m0$Build-2</meta:generator>
    <dc:title>Header Schule</dc:title>
    <dc:date>2016-02-05T08:06:04.593915808</dc:date>
    <meta:print-date>2016-01-25T08:40:47.507558524</meta:print-date>
    <meta:document-statistic meta:table-count="6" meta:image-count="0" meta:object-count="0" meta:page-count="2" meta:paragraph-count="39" meta:word-count="106" meta:character-count="839" meta:non-whitespace-character-count="761"/>
    <meta:template xlink:type="simple" xlink:actuate="onRequest" xlink:title="Header Schule" xlink:href="../../../../../.config/libreoffice/4/user/template/Header%20Schule.ott" meta:date="2015-10-18T17:09:17.317328296"/>
  </office:meta>
</office:document-meta>
</file>